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2dac83" officeooo:paragraph-rsid="002dac83"/>
    </style:style>
    <style:style style:name="P2" style:family="paragraph" style:parent-style-name="Heading_20_2">
      <style:text-properties officeooo:rsid="0042a192" officeooo:paragraph-rsid="0042a192"/>
    </style:style>
    <style:style style:name="P3" style:family="paragraph" style:parent-style-name="Standard">
      <style:text-properties officeooo:rsid="00253f88" officeooo:paragraph-rsid="00253f88"/>
    </style:style>
    <style:style style:name="P4" style:family="paragraph" style:parent-style-name="Standard">
      <style:text-properties officeooo:rsid="00266b23" officeooo:paragraph-rsid="00266b23"/>
    </style:style>
    <style:style style:name="P5" style:family="paragraph" style:parent-style-name="Standard">
      <style:text-properties officeooo:rsid="0027904a" officeooo:paragraph-rsid="0027904a"/>
    </style:style>
    <style:style style:name="P6" style:family="paragraph" style:parent-style-name="Standard">
      <style:text-properties officeooo:rsid="0027904a" officeooo:paragraph-rsid="00296a79"/>
    </style:style>
    <style:style style:name="P7" style:family="paragraph" style:parent-style-name="Standard">
      <style:text-properties officeooo:rsid="00283baa" officeooo:paragraph-rsid="00283baa"/>
    </style:style>
    <style:style style:name="P8" style:family="paragraph" style:parent-style-name="Standard">
      <style:text-properties officeooo:rsid="00296a79" officeooo:paragraph-rsid="00296a79"/>
    </style:style>
    <style:style style:name="P9" style:family="paragraph" style:parent-style-name="Standard">
      <style:text-properties officeooo:rsid="002aaf2f" officeooo:paragraph-rsid="002aaf2f"/>
    </style:style>
    <style:style style:name="P10" style:family="paragraph" style:parent-style-name="Standard">
      <style:text-properties officeooo:rsid="002dac83" officeooo:paragraph-rsid="002dac83"/>
    </style:style>
    <style:style style:name="P11" style:family="paragraph" style:parent-style-name="Standard">
      <style:text-properties officeooo:rsid="003e8b03" officeooo:paragraph-rsid="002dac83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text-properties officeooo:rsid="0048c628" officeooo:paragraph-rsid="0048c628"/>
    </style:style>
    <style:style style:name="P14" style:family="paragraph" style:parent-style-name="Standard">
      <style:text-properties officeooo:rsid="004ab4de" officeooo:paragraph-rsid="004ab4de"/>
    </style:style>
    <style:style style:name="P15" style:family="paragraph" style:parent-style-name="Standard">
      <style:text-properties officeooo:rsid="004abcd5" officeooo:paragraph-rsid="004abcd5"/>
    </style:style>
    <style:style style:name="P16" style:family="paragraph" style:parent-style-name="Standard">
      <style:text-properties officeooo:paragraph-rsid="004cd9f7"/>
    </style:style>
    <style:style style:name="P17" style:family="paragraph" style:parent-style-name="Text_20_body">
      <style:text-properties officeooo:rsid="00336894" officeooo:paragraph-rsid="00336894"/>
    </style:style>
    <style:style style:name="P18" style:family="paragraph" style:parent-style-name="Text_20_body">
      <style:text-properties fo:font-style="italic" officeooo:rsid="00336894" officeooo:paragraph-rsid="00356e0a" style:font-style-asian="italic" style:font-style-complex="italic"/>
    </style:style>
    <style:style style:name="P19" style:family="paragraph" style:parent-style-name="Text_20_body">
      <style:text-properties officeooo:paragraph-rsid="0042a192"/>
    </style:style>
    <style:style style:name="P20" style:family="paragraph" style:parent-style-name="Text_20_body">
      <style:text-properties fo:font-variant="normal" fo:text-transform="none" fo:color="#242729" style:font-name="Arial" fo:font-size="9.75pt" fo:letter-spacing="normal" fo:font-style="normal" fo:font-weight="normal"/>
    </style:style>
    <style:style style:name="P21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/>
    </style:style>
    <style:style style:name="P22" style:family="paragraph" style:parent-style-name="Text_20_body">
      <style:text-properties fo:font-variant="normal" fo:text-transform="none" fo:color="#242729" style:font-name="Consolas" fo:font-size="9.75pt" fo:letter-spacing="normal" fo:font-style="normal" fo:font-weight="normal"/>
    </style:style>
    <style:style style:name="P23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24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5" style:family="paragraph" style:parent-style-name="Title">
      <style:text-properties fo:color="#21409a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21cdbe"/>
    </style:style>
    <style:style style:name="T2" style:family="text">
      <style:text-properties officeooo:rsid="003741a6"/>
    </style:style>
    <style:style style:name="T3" style:family="text">
      <style:text-properties officeooo:rsid="0037aedd"/>
    </style:style>
    <style:style style:name="T4" style:family="text">
      <style:text-properties fo:font-variant="normal" fo:text-transform="none" fo:color="#111111" fo:font-size="11.25pt" fo:letter-spacing="normal" fo:font-style="normal" fo:font-weight="normal" fo:background-color="#eeeeff" loext:char-shading-value="0" loext:padding="0in" loext:border="none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6" style:family="text">
      <style:text-properties officeooo:rsid="004cd9f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mart Home</text:p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109_620586406" text:style-name="Index_20_Link" text:visited-style-name="Index_20_Link">Introduction<text:tab/>2</text:a></text:p>
          <text:p text:style-name="P26"><text:a xlink:type="simple" xlink:href="#__RefHeading___Toc111_620586406" text:style-name="Index_20_Link" text:visited-style-name="Index_20_Link">Database<text:tab/>2</text:a></text:p>
          <text:p text:style-name="P26"><text:a xlink:type="simple" xlink:href="#__RefHeading___Toc113_620586406" text:style-name="Index_20_Link" text:visited-style-name="Index_20_Link">Web Server<text:tab/>2</text:a></text:p>
          <text:p text:style-name="P26"><text:a xlink:type="simple" xlink:href="#__RefHeading___Toc115_620586406" text:style-name="Index_20_Link" text:visited-style-name="Index_20_Link">Environment<text:tab/>2</text:a></text:p>
          <text:p text:style-name="P26"><text:a xlink:type="simple" xlink:href="#__RefHeading___Toc117_620586406" text:style-name="Index_20_Link" text:visited-style-name="Index_20_Link">Project Management<text:tab/>2</text:a></text:p>
          <text:p text:style-name="P26"><text:a xlink:type="simple" xlink:href="#__RefHeading___Toc119_620586406" text:style-name="Index_20_Link" text:visited-style-name="Index_20_Link">Source Code<text:tab/>3</text:a></text:p>
          <text:p text:style-name="P26"><text:a xlink:type="simple" xlink:href="#__RefHeading___Toc441_620586406" text:style-name="Index_20_Link" text:visited-style-name="Index_20_Link">Design<text:tab/>3</text:a></text:p>
          <text:p text:style-name="P27"><text:a xlink:type="simple" xlink:href="#__RefHeading___Toc445_620586406" text:style-name="Index_20_Link" text:visited-style-name="Index_20_Link">Modular<text:tab/>3</text:a></text:p>
          <text:p text:style-name="P27"><text:a xlink:type="simple" xlink:href="#__RefHeading___Toc443_620586406" text:style-name="Index_20_Link" text:visited-style-name="Index_20_Link">Security<text:tab/>3</text:a></text:p>
          <text:p text:style-name="P26"><text:a xlink:type="simple" xlink:href="#__RefHeading___Toc437_620586406" text:style-name="Index_20_Link" text:visited-style-name="Index_20_Link">Quick Startup Guide<text:tab/>3</text:a></text:p>
          <text:p text:style-name="P26"><text:a xlink:type="simple" xlink:href="#__RefHeading___Toc123_620586406" text:style-name="Index_20_Link" text:visited-style-name="Index_20_Link">Resources<text:tab/>3</text:a></text:p>
        </text:index-body>
      </text:table-of-content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1" text:outline-level="1"><text:bookmark-start text:name="__RefHeading___Toc109_620586406"/>Introduction<text:bookmark-end text:name="__RefHeading___Toc109_620586406"/></text:h>
      <text:p text:style-name="P3">The objective of this project is to build a generic infrastructure to host a smart home applications.</text:p>
      <text:h text:style-name="Heading_20_2" text:outline-level="2"/>
      <text:p text:style-name="Text_20_body"/>
      <text:h text:style-name="Heading_20_1" text:outline-level="1"><text:bookmark-start text:name="__RefHeading___Toc111_620586406"/>Database<text:bookmark-end text:name="__RefHeading___Toc111_620586406"/></text:h>
      <text:p text:style-name="Standard"><text:span text:style-name="T1">Postgresql will be the database used in the projects to store all the program data. For C/C++ applications Postgresql C/C++ Interface API will be used.</text:span></text:p>
      <text:p text:style-name="Standard"/>
      <text:p text:style-name="Standard"/>
      <text:p text:style-name="Preformatted_20_Text"><text:span text:style-name="Source_20_Text"><text:span text:style-name="T4">sudo apt-get install postgresql</text:span></text:span></text:p>
      <text:p text:style-name="Standard"/>
      <text:p text:style-name="Standard"/>
      <text:p text:style-name="P12">performing post-bootstrap initialization ... ok</text:p>
      <text:p text:style-name="P12">syncing data to disk ... ok</text:p>
      <text:p text:style-name="P12"/>
      <text:p text:style-name="P12">Success. You can now start the database server using:</text:p>
      <text:p text:style-name="P12"/>
      <text:p text:style-name="P12"><text:s text:c="4"/>/usr/lib/postgresql/10/bin/pg_ctl -D /var/lib/postgresql/10/main -l logfile start</text:p>
      <text:p text:style-name="Standard"/>
      <text:p text:style-name="Standard"/>
      <text:p text:style-name="Standard"/>
      <text:p text:style-name="Standard"/>
      <text:p text:style-name="Standard"/>
      <text:p text:style-name="P21">Use systemctl command to manage postgresql service:</text:p>
      <text:list xml:id="list1752209481" text:style-name="L1">
        <text:list-item>
          <text:p text:style-name="P23">stop service:</text:p>
          <text:p text:style-name="P24"><text:span text:style-name="Source_20_Text"><text:span text:style-name="T5">systemctl stop postgresql</text:span></text:span></text:p>
        </text:list-item>
        <text:list-item>
          <text:p text:style-name="P23">start service:</text:p>
          <text:p text:style-name="P24"><text:span text:style-name="Source_20_Text"><text:span text:style-name="T5">systemctl start postgresql</text:span></text:span></text:p>
        </text:list-item>
        <text:list-item>
          <text:p text:style-name="P23">show status of service:</text:p>
          <text:p text:style-name="P24"><text:span text:style-name="Source_20_Text"><text:span text:style-name="T5">systemctl status postgresql</text:span></text:span></text:p>
        </text:list-item>
        <text:list-item>
          <text:p text:style-name="P23">disable service(not auto-start any more)</text:p>
          <text:p text:style-name="P24"><text:span text:style-name="Source_20_Text"><text:span text:style-name="T5">systemctl disable postgresql</text:span></text:span></text:p>
        </text:list-item>
        <text:list-item>
          <text:p text:style-name="P23">enable service postgresql(auto-start)</text:p>
          <text:p text:style-name="P24"><text:span text:style-name="Source_20_Text"><text:span text:style-name="T5">systemctl enable postgresql</text:span></text:span></text:p>
        </text:list-item>
      </text:list>
      <text:p text:style-name="Standard"/>
      <text:p text:style-name="Standard"/>
      <text:p text:style-name="Standard">/var/lib/postgresql/10/main</text:p>
      <text:p text:style-name="P13">Postgresql version = 10</text:p>
      <text:p text:style-name="P13"/>
      <text:p text:style-name="P14"><text:soft-page-break/>config files : /etc/postgresql/10/main/</text:p>
      <text:p text:style-name="P14"/>
      <text:p text:style-name="P15">log file : /var/log/postgresql/postgresql-10-main.log</text:p>
      <text:p text:style-name="P15"/>
      <text:p text:style-name="P15"/>
      <text:p text:style-name="P15"><text:a xlink:type="simple" xlink:href="http://manpages.ubuntu.com/manpages/eoan/en/man1/pg_lsclusters.1.html" text:style-name="Internet_20_link" text:visited-style-name="Visited_20_Internet_20_Link">http://manpages.ubuntu.com/manpages/eoan/en/man1/pg_lsclusters.1.html</text:a></text:p>
      <text:h text:style-name="Heading_20_1" text:outline-level="1"/>
      <text:p text:style-name="Standard">Latest Postgresql C++ client code : <text:a xlink:type="simple" xlink:href="https://github.com/jtv/libpqxx" text:style-name="Internet_20_link" text:visited-style-name="Visited_20_Internet_20_Link">https://github.com/jtv/libpqxx</text:a></text:p>
      <text:p text:style-name="Standard"/>
      <text:p text:style-name="P16"><text:span text:style-name="T6">Postgresql tutorial : </text:span><text:a xlink:type="simple" xlink:href="https://www.tutorialspoint.com/postgresql/postgresql_c_cpp.htm" text:style-name="Internet_20_link" text:visited-style-name="Visited_20_Internet_20_Link">https://www.tutorialspoint.com/postgresql/postgresql_c_cpp.htm</text:a></text:p>
      <text:h text:style-name="Heading_20_1" text:outline-level="1"/>
      <text:p text:style-name="Text_20_body">psql -U postgres</text:p>
      <text:p text:style-name="Text_20_body"/>
      <text:p text:style-name="Text_20_body"/>
      <text:p text:style-name="Text_20_body"/>
      <text:p text:style-name="Text_20_body"/>
      <text:p text:style-name="Text_20_body">libtool: finish: PATH="/usr/local/sbin:/usr/local/bin:/usr/sbin:/usr/bin:/sbin:/bin:/usr/games:/usr/local/games:/sbin" ldconfig -n /usr/local/lib</text:p>
      <text:p text:style-name="Text_20_body">----------------------------------------------------------------------</text:p>
      <text:p text:style-name="Text_20_body">Libraries have been installed in:</text:p>
      <text:p text:style-name="Text_20_body"><text:s text:c="3"/>/usr/local/lib</text:p>
      <text:p text:style-name="Text_20_body"/>
      <text:p text:style-name="Text_20_body">If you ever happen to want to link against installed libraries</text:p>
      <text:p text:style-name="Text_20_body">in a given directory, LIBDIR, you must either use libtool, and</text:p>
      <text:p text:style-name="Text_20_body">specify the full pathname of the library, or use the '-LLIBDIR'</text:p>
      <text:p text:style-name="Text_20_body">flag during linking and do at least one of the following:</text:p>
      <text:p text:style-name="Text_20_body"><text:s text:c="3"/>- add LIBDIR to the 'LD_LIBRARY_PATH' environment variable</text:p>
      <text:p text:style-name="Text_20_body"><text:s text:c="5"/>during execution</text:p>
      <text:p text:style-name="Text_20_body"><text:s text:c="3"/>- add LIBDIR to the 'LD_RUN_PATH' environment variable</text:p>
      <text:p text:style-name="Text_20_body"><text:s text:c="5"/>during linking</text:p>
      <text:p text:style-name="Text_20_body"><text:s text:c="3"/>- use the '-Wl,-rpath -Wl,LIBDIR' linker flag</text:p>
      <text:p text:style-name="Text_20_body"><text:s text:c="3"/>- have your system administrator add LIBDIR to '/etc/ld.so.conf'</text:p>
      <text:p text:style-name="Text_20_body"><text:soft-page-break/></text:p>
      <text:p text:style-name="Text_20_body">See any operating system documentation about shared libraries for</text:p>
      <text:p text:style-name="Text_20_body">more information, such as the ld(1) and ld.so(8) manual pages.</text:p>
      <text:p text:style-name="Text_20_body">----------------------------------------------------------------------</text:p>
      <text:p text:style-name="Text_20_body">make[2]: Nothing to be done for 'install-data-am'.</text:p>
      <text:p text:style-name="Text_20_body"/>
      <text:h text:style-name="Heading_20_1" text:outline-level="1"><text:bookmark-start text:name="__RefHeading___Toc113_620586406"/>Web Server<text:bookmark-end text:name="__RefHeading___Toc113_620586406"/></text:h>
      <text:p text:style-name="P4">Apache Tomcat </text:p>
      <text:p text:style-name="P4"/>
      <text:p text:style-name="P4"/>
      <text:h text:style-name="Heading_20_1" text:outline-level="1"><text:bookmark-start text:name="__RefHeading___Toc115_620586406"/>Environment<text:bookmark-end text:name="__RefHeading___Toc115_620586406"/></text:h>
      <text:p text:style-name="P7">The entire project will be hosted inside a docker container.</text:p>
      <text:p text:style-name="P7"/>
      <text:p text:style-name="P7"/>
      <text:p text:style-name="P8">The project image “smarthome” can be downloaded from the below docker hub.</text:p>
      <text:p text:style-name="P4"/>
      <text:p text:style-name="P6"><text:a xlink:type="simple" xlink:href="https://cloud.docker.com/repository/docker/pruthwinkg/dockerhub-pruthwinkg/general" text:style-name="Internet_20_link" text:visited-style-name="Visited_20_Internet_20_Link">https://cloud.docker.com/repository/docker/pruthwinkg/dockerhub-pruthwinkg/general</text:a></text:p>
      <text:p text:style-name="P4"/>
      <text:p text:style-name="P4"/>
      <text:h text:style-name="Heading_20_1" text:outline-level="1"><text:bookmark-start text:name="__RefHeading___Toc117_620586406"/>Project Management<text:bookmark-end text:name="__RefHeading___Toc117_620586406"/></text:h>
      <text:p text:style-name="P9">The project management tool used for this project is “Trello”. </text:p>
      <text:p text:style-name="P9"/>
      <text:p text:style-name="P9"/>
      <text:p text:style-name="P9">Below is the link of the project management activities for this project.</text:p>
      <text:p text:style-name="P9"/>
      <text:p text:style-name="P9"><text:a xlink:type="simple" xlink:href="https://trello.com/b/OG8rQ0q8/smart-home-system" text:style-name="Internet_20_link" text:visited-style-name="Visited_20_Internet_20_Link">https://trello.com/b/OG8rQ0q8/smart-home-system</text:a></text:p>
      <text:p text:style-name="P4"/>
      <text:h text:style-name="P1" text:outline-level="2"/>
      <text:h text:style-name="Heading_20_1" text:outline-level="1"><text:bookmark-start text:name="__RefHeading___Toc119_620586406"/>Source Code<text:bookmark-end text:name="__RefHeading___Toc119_620586406"/></text:h>
      <text:p text:style-name="P10">The source code of this project is maintained in the “Bitbucket” repository. </text:p>
      <text:p text:style-name="P10"/>
      <text:p text:style-name="P10"><text:a xlink:type="simple" xlink:href="https://bitbucket.org/Pruthwinkg/hobbyprojects/src/master/SmartHome/" text:style-name="Internet_20_link" text:visited-style-name="Visited_20_Internet_20_Link">https://bitbucket.org/Pruthwinkg/hobbyprojects/src/master/SmartHome/</text:a></text:p>
      <text:p text:style-name="P11"/>
      <text:p text:style-name="Text_20_body"/>
      <text:p text:style-name="P20">apt-get install libpq-dev</text:p>
      <text:p text:style-name="P22"><text:soft-page-break/>apt-get install libboost-all-dev</text:p>
      <text:h text:style-name="Heading_20_1" text:outline-level="1"><text:bookmark-start text:name="__RefHeading___Toc441_620586406"/>Design<text:bookmark-end text:name="__RefHeading___Toc441_620586406"/></text:h>
      <text:p text:style-name="Text_20_body"/>
      <text:h text:style-name="P2" text:outline-level="2"><text:bookmark-start text:name="__RefHeading___Toc445_620586406"/>Modular<text:bookmark-end text:name="__RefHeading___Toc445_620586406"/></text:h>
      <text:p text:style-name="P19"/>
      <text:p text:style-name="P19"/>
      <text:h text:style-name="Heading_20_2" text:outline-level="2"><text:bookmark-start text:name="__RefHeading___Toc443_620586406"/>Security<text:bookmark-end text:name="__RefHeading___Toc443_620586406"/></text:h>
      <text:p text:style-name="Text_20_body"/>
      <text:p text:style-name="Text_20_body"/>
      <text:h text:style-name="Heading_20_1" text:outline-level="1"><text:bookmark-start text:name="__RefHeading___Toc437_620586406"/>Quick Startup Guide<text:bookmark-end text:name="__RefHeading___Toc437_620586406"/></text:h>
      <text:p text:style-name="P17">- Download the image “smarthome” from the dockerhub to a Linux machine.</text:p>
      <text:p text:style-name="P17">- Spwan a container <text:span text:style-name="T2">and expose the port 8080 to one of the ports on the Host machine.</text:span></text:p>
      <text:p text:style-name="P18">docker run -dit -p 8888:8080 --rm --name=SmartHome pruthwinkg/dockerhub-pruthwinkg:smarthome</text:p>
      <text:p text:style-name="Standard">- <text:span text:style-name="T3">Set up the “Port Forwarding” rule on the home router to allow the external requests to the Smart Home system.</text:span></text:p>
      <text:p text:style-name="Standard"/>
      <text:h text:style-name="Heading_20_1" text:outline-level="1"><text:bookmark-start text:name="__RefHeading___Toc123_620586406"/>Resources<text:bookmark-end text:name="__RefHeading___Toc123_620586406"/></text:h>
      <text:p text:style-name="P5"/>
      <text:p text:style-name="P5"><text:a xlink:type="simple" xlink:href="https://www.tutorialspoint.com/postgresql/postgresql_c_cpp.htm" text:style-name="Internet_20_link" text:visited-style-name="Visited_20_Internet_20_Link">https://www.tutorialspoint.com/postgresql/postgresql_c_cpp.htm</text:a></text:p>
      <text:p text:style-name="P5"/>
      <text:p text:style-name="P5"><text:a xlink:type="simple" xlink:href="https://www.tutorialspoint.com/postgresql/postgresql_java.htm" text:style-name="Internet_20_link" text:visited-style-name="Visited_20_Internet_20_Link">https://www.tutorialspoint.com/postgresql/postgresql_java.htm</text:a></text:p>
      <text:p text:style-name="P5"/>
      <text:p text:style-name="P5"><text:a xlink:type="simple" xlink:href="https://docs.docker.com/engine/reference/commandline/docker/" text:style-name="Internet_20_link" text:visited-style-name="Visited_20_Internet_20_Link">https://docs.docker.com/engine/reference/commandline/docker/</text:a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7:12:57.641180326</meta:creation-date>
    <dc:date>2019-10-29T15:43:50.628576013</dc:date>
    <meta:editing-duration>P2DT22H10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5" meta:paragraph-count="86" meta:word-count="442" meta:character-count="3665" meta:non-whitespace-character-count="3284"/>
  </office:meta>
</office:document-meta>
</file>